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OpenSymbol" svg:font-family="OpenSymbol"/>
    <style:font-face style:name="Roboto" svg:font-family="Roboto, Arial, sans-serif"/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4cm" fo:margin-left="-0.016cm" fo:margin-right="0cm" table:align="margins"/>
    </style:style>
    <style:style style:name="Tableau1.A" style:family="table-column">
      <style:table-column-properties style:column-width="17.014cm" style:rel-column-width="9646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.014cm" fo:margin-left="-0.016cm" fo:margin-right="0cm" table:align="margins"/>
    </style:style>
    <style:style style:name="Tableau2.A" style:family="table-column">
      <style:table-column-properties style:column-width="17.014cm" style:rel-column-width="9646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.014cm" fo:margin-left="-0.016cm" fo:margin-right="0cm" table:align="margins"/>
    </style:style>
    <style:style style:name="Tableau3.A" style:family="table-column">
      <style:table-column-properties style:column-width="17.014cm" style:rel-column-width="9646*"/>
    </style:style>
    <style:style style:name="Tableau3.A1" style:family="table-cell">
      <style:table-cell-properties fo:padding="0.097cm" fo:border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variant="normal" fo:text-transform="none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yge</text:h>
      <text:p text:style-name="Text_20_body"/>
      <text:h text:style-name="Heading_20_2" text:outline-level="2">Components</text:h>
      <text:h text:style-name="Heading_20_3" text:outline-level="3">SearchComponent</text:h>
      <text:p text:style-name="Text_20_body"><text:tab/>Composant de recherche d'événement</text:p>
      <text:h text:style-name="Heading_20_3" text:outline-level="3">CreateUserComponent</text:h>
      <text:h text:style-name="Heading_20_3" text:outline-level="3">UserComponent</text:h>
      <text:h text:style-name="Heading_20_3" text:outline-level="3">ProfileComponent</text:h>
      <text:h text:style-name="Heading_20_3" text:outline-level="3">CreateEventComponent</text:h>
      <text:h text:style-name="Heading_20_4" text:outline-level="4">Propriétés</text:h>
      <text:list xml:id="list4739060838875421075" text:style-name="L2">
        <text:list-item>
          <text:p text:style-name="P2">Identifiant unique</text:p>
        </text:list-item>
        <text:list-item>
          <text:p text:style-name="P2">Nom</text:p>
        </text:list-item>
        <text:list-item>
          <text:p text:style-name="P2">Photo</text:p>
        </text:list-item>
        <text:list-item>
          <text:p text:style-name="P2">Ville</text:p>
        </text:list-item>
        <text:list-item>
          <text:p text:style-name="P2">Adresse</text:p>
        </text:list-item>
        <text:list-item>
          <text:p text:style-name="P2">Description</text:p>
        </text:list-item>
        <text:list-item>
          <text:p text:style-name="P2">Typé</text:p>
        </text:list-item>
        <text:list-item>
          <text:p text:style-name="P2">Nombre de filles souhaité (si l'événement est typé)</text:p>
        </text:list-item>
        <text:list-item>
          <text:p text:style-name="P2">Nombre de garçons souhaité (si l'événement est typé)</text:p>
        </text:list-item>
        <text:list-item>
          <text:p text:style-name="P2">Nombre de personnes souhaité <text:s/>(si l'événement n'est pas typé)</text:p>
        </text:list-item>
        <text:list-item>
          <text:p text:style-name="P2">Tranche d'âge</text:p>
        </text:list-item>
      </text:list>
      <text:h text:style-name="Heading_20_4" text:outline-level="4">Requêtes liés à la base de données</text:h>
      <text:p text:style-name="Text_20_body"/>
      <text:h text:style-name="Heading_20_3" text:outline-level="3">EventComponent</text:h>
      <text:p text:style-name="Text_20_body"><text:tab/>Evenement unitaire tel qu'il sera présent dans la base de donnée.</text:p>
      <text:h text:style-name="Heading_20_4" text:outline-level="4">Propriétés</text:h>
      <text:h text:style-name="Heading_20_4" text:outline-level="4">Requêtes liés à la base de données</text:h>
      <text:p text:style-name="Text_20_body"/>
      <text:h text:style-name="Heading_20_3" text:outline-level="3"><text:soft-page-break/>EventsListComponent</text:h>
      <text:p text:style-name="Text_20_body"><text:tab/>Liste de tous les événements à proximité de l'utilisateur.</text:p>
      <text:h text:style-name="Heading_20_4" text:outline-level="4">Propriétés à afficher par événement</text:h>
      <text:list xml:id="list6103682478503456295" text:style-name="L1">
        <text:list-item>
          <text:p text:style-name="P1">Photo</text:p>
        </text:list-item>
        <text:list-item>
          <text:p text:style-name="P1">Nom</text:p>
        </text:list-item>
        <text:list-item>
          <text:p text:style-name="P1">Ville</text:p>
        </text:list-item>
        <text:list-item>
          <text:p text:style-name="P1">Nombre de places disponibles</text:p>
        </text:list-item>
        <text:list-item>
          <text:p text:style-name="P1">Nombre de personnes déjà présentes</text:p>
        </text:list-item>
      </text:list>
      <text:p text:style-name="Text_20_body"/>
      <text:h text:style-name="Heading_20_2" text:outline-level="2">Requêtes tests</text:h>
      <text:p text:style-name="Text_20_body"><text:tab/><text:span text:style-name="T3">Insérer un événement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db.events.insert({</text:p>
            <text:p text:style-name="Standard"><text:tab/>name:"Football",</text:p>
            <text:p text:style-name="Standard"><text:tab/>base64Image:"",</text:p>
            <text:p text:style-name="Standard"><text:tab/>city:"Lyon",</text:p>
            <text:p text:style-name="Standard"><text:tab/>address:"<text:span text:style-name="T1">15 Quai de la Gare d'Eau</text:span>",</text:p>
            <text:p text:style-name="Standard"><text:tab/>description:"Match de foot entre 12h00 et 14h00",</text:p>
            <text:p text:style-name="Standard"><text:tab/>isTyped:"false",</text:p>
            <text:p text:style-name="Standard"><text:tab/>numberOfPeopleDesired:"10",</text:p>
            <text:p text:style-name="Standard"><text:tab/>numberOfMaleDesired:"notSpecified",</text:p>
            <text:p text:style-name="Standard"><text:tab/>numberOfFemaleDesired:"notSpecified"</text:p>
            <text:p text:style-name="Standard">})</text:p>
            <text:p text:style-name="Standard"/>
            <text:p text:style-name="Standard">db.events.insert({</text:p>
            <text:p text:style-name="Standard"><text:tab/>name:"Restaurant",</text:p>
            <text:p text:style-name="Standard"><text:tab/>base64Image:"",</text:p>
            <text:p text:style-name="Standard"><text:tab/>city:"Lyon",</text:p>
            <text:p text:style-name="Standard"><text:tab/>address:"<text:span text:style-name="T1">1</text:span><text:span text:style-name="T2">10 Rue de la Navigation</text:span>",</text:p>
            <text:p text:style-name="Standard"><text:tab/>description:"Restaurant Au Bureau à 12h00",</text:p>
            <text:p text:style-name="Standard"><text:tab/>isTyped:"false",</text:p>
            <text:p text:style-name="Standard"><text:tab/>numberOfPeopleDesired:"15",</text:p>
            <text:p text:style-name="Standard"><text:tab/>numberOfMaleDesired:"notSpecified",</text:p>
            <text:p text:style-name="Standard"><text:tab/>numberOfFemaleDesired:"notSpecified"</text:p>
            <text:p text:style-name="Standard">})</text:p>
          </table:table-cell>
        </table:table-row>
      </table:table>
      <text:p text:style-name="Text_20_body"/>
      <text:p text:style-name="Text_20_body"><text:span text:style-name="T3"><text:tab/>Supprimer un événement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db.events.remove({</text:p>
            <text:p text:style-name="Standard"><text:tab/>name:"Football"</text:p>
            <text:p text:style-name="Standard">}, false)</text:p>
          </table:table-cell>
        </table:table-row>
      </table:table>
      <text:p text:style-name="Text_20_body"/>
      <text:p text:style-name="Text_20_body"><text:span text:style-name="T3"><text:tab/>Consulter tous les événements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Standard">db.events.find()</text:p>
          </table:table-cell>
        </table:table-row>
      </table:table>
      <text:p text:style-name="Text_20_body"><text:soft-page-break/></text:p>
      <text:h text:style-name="Heading_20_2" text:outline-level="2">Code couleur</text:h>
      <text:p text:style-name="Text_20_body">Orange : #ff4e0d</text:p>
      <text:p text:style-name="Text_20_body">Saumon : #ff8d6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OpenSymbol" svg:font-family="OpenSymbol"/>
    <style:font-face style:name="Roboto" svg:font-family="Roboto, Arial, sans-serif"/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47S</meta:editing-duration>
    <meta:editing-cycles>63</meta:editing-cycles>
    <meta:generator>OpenOffice/4.1.3$Win32 OpenOffice.org_project/413m1$Build-9783</meta:generator>
    <dc:date>2017-12-03T16:44:31.43</dc:date>
    <meta:document-statistic meta:table-count="3" meta:image-count="0" meta:object-count="0" meta:page-count="3" meta:paragraph-count="66" meta:word-count="183" meta:character-count="1461"/>
    <meta:user-defined meta:name="Info 1"/>
    <meta:user-defined meta:name="Info 2"/>
    <meta:user-defined meta:name="Info 3"/>
    <meta:user-defined meta:name="Info 4"/>
  </office:meta>
</office:document-meta>
</file>